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090533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HUANCA HUALLA, NANC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650063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5 371 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YHUA CALLASI WENSESLA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7090533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3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6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2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8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575135</text:p>
          </table:table-cell>
          <table:table-cell table:style-name="Tabla2.D3" office:value-type="string">
            <text:p text:style-name="P23">4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0:02:3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